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fill-gradient-name="Zim_20_Gradient" draw:fill-image-width="0cm" draw:fill-image-height="0cm" fo:min-height="0.385cm" draw:shadow="hidden" draw:shadow-offset-x="0.051cm" draw:shadow-offset-y="0.051cm" draw:shadow-color="#c0c0c0" draw:shadow-opacity="45%"/>
    </style:style>
    <style:style style:name="gr2" style:family="graphic" style:parent-style-name="standard">
      <style:graphic-properties draw:fill="gradient" draw:fill-gradient-name="Zim_20_Gradient" draw:fill-image-width="0cm" draw:fill-image-height="0cm" draw:textarea-horizontal-align="center" draw:textarea-vertical-align="middle" draw:shadow="hidden"/>
    </style:style>
    <style:style style:name="gr3" style:family="graphic" style:parent-style-name="standard">
      <style:graphic-properties draw:stroke="dash" draw:stroke-dash="Fine_20_Dashed_20__28_var_29_" draw:fill="gradient" draw:fill-gradient-name="Zim_20_Gradient" draw:fill-image-width="0cm" draw:fill-image-height="0cm" draw:textarea-horizontal-align="center" draw:textarea-vertical-align="middle" draw:shadow="hidden"/>
    </style:style>
    <style:style style:name="gr4" style:family="graphic" style:parent-style-name="standard">
      <style:graphic-properties draw:stroke="solid" draw:stroke-dash="Fine_20_Dashed_20__28_var_29_" draw:marker-end="Arrow" draw:marker-end-width="0.3cm" draw:fill="gradient" draw:fill-gradient-name="Zim_20_Gradient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stroke="none" draw:stroke-dash="Fine_20_Dashed_20__28_var_29_" svg:stroke-color="#000000" draw:marker-end="Arrow" draw:fill="none" draw:fill-color="#ffffff" draw:fill-gradient-name="Zim_20_Gradient" draw:fill-image-width="0cm" draw:fill-image-height="0cm" fo:min-height="0cm" draw:shadow="hidden"/>
    </style:style>
    <style:style style:name="gr6" style:family="graphic" style:parent-style-name="standard">
      <style:graphic-properties draw:stroke="solid" draw:stroke-dash="Fine_20_Dashed_20__28_var_29_" draw:fill="gradient" draw:fill-gradient-name="Zim_20_Gradient" draw:fill-image-width="0cm" draw:fill-image-height="0cm" draw:textarea-horizontal-align="center" draw:textarea-vertical-align="middle" draw:shadow="hidden"/>
    </style:style>
    <style:style style:name="gr7" style:family="graphic" style:parent-style-name="standard">
      <style:graphic-properties draw:stroke="none" draw:stroke-dash="Fine_20_Dashed_20__28_var_29_" svg:stroke-color="#000000" draw:marker-end="Arrow" draw:fill="none" draw:fill-color="#ffffff" draw:fill-gradient-name="Zim_20_Gradient" draw:fill-image-width="0cm" draw:fill-image-height="0cm" fo:min-height="1.511cm" draw:shadow="hidden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xample Sequence Diagram" draw:style-name="dp1" draw:master-page-name="Default">
        <draw:frame draw:style-name="gr1" draw:text-style-name="P1" draw:layer="measurelines" svg:width="8.937cm" svg:height="0.776cm" svg:x="9.502cm" svg:y="1cm">
          <draw:text-box>
            <text:p text:style-name="P1"><text:span text:style-name="T1">Sample Roll: 2d8(drop lowest) + 1d6</text:span></text:p>
          </draw:text-box>
        </draw:frame>
        <draw:g>
          <draw:g>
            <draw:rect draw:style-name="gr2" draw:text-style-name="P2" draw:layer="measurelines" svg:width="2.54cm" svg:height="1.27cm" svg:x="3.524cm" svg:y="2.27cm">
              <text:p text:style-name="P2"><text:span text:style-name="T2">Addition</text:span></text:p>
              <text:p text:style-name="P2"><text:span text:style-name="T2">Roll Generator</text:span></text:p>
            </draw:rect>
            <draw:line draw:style-name="gr3" draw:text-style-name="P3" draw:layer="measurelines" svg:x1="4.794cm" svg:y1="3.54cm" svg:x2="4.794cm" svg:y2="14.97cm">
              <text:p/>
            </draw:line>
          </draw:g>
          <draw:g>
            <draw:rect draw:style-name="gr2" draw:text-style-name="P2" draw:layer="measurelines" svg:width="2.54cm" svg:height="1.27cm" svg:x="6.699cm" svg:y="2.27cm">
              <text:p text:style-name="P2"><text:span text:style-name="T2">Drop Low (1of2)</text:span></text:p>
              <text:p text:style-name="P2"><text:span text:style-name="T2">Roll Generator</text:span></text:p>
            </draw:rect>
            <draw:line draw:style-name="gr3" draw:text-style-name="P3" draw:layer="measurelines" svg:x1="7.969cm" svg:y1="3.54cm" svg:x2="7.969cm" svg:y2="14.97cm">
              <text:p/>
            </draw:line>
          </draw:g>
          <draw:g>
            <draw:rect draw:style-name="gr2" draw:text-style-name="P2" draw:layer="measurelines" svg:width="2.54cm" svg:height="1.27cm" svg:x="9.874cm" svg:y="2.27cm">
              <text:p text:style-name="P2"><text:span text:style-name="T2">Multiple (2d8)</text:span></text:p>
              <text:p text:style-name="P2"><text:span text:style-name="T2">Roll Generator</text:span></text:p>
            </draw:rect>
            <draw:line draw:style-name="gr3" draw:text-style-name="P3" draw:layer="measurelines" svg:x1="11.144cm" svg:y1="3.54cm" svg:x2="11.144cm" svg:y2="14.97cm">
              <text:p/>
            </draw:line>
          </draw:g>
          <draw:g>
            <draw:rect draw:style-name="gr2" draw:text-style-name="P2" draw:layer="measurelines" svg:width="2.54cm" svg:height="1.27cm" svg:x="13.049cm" svg:y="2.27cm">
              <text:p text:style-name="P2"><text:span text:style-name="T2">Single (d8)</text:span></text:p>
              <text:p text:style-name="P2"><text:span text:style-name="T2">Roll Generator</text:span></text:p>
            </draw:rect>
            <draw:line draw:style-name="gr3" draw:text-style-name="P3" draw:layer="measurelines" svg:x1="14.319cm" svg:y1="3.54cm" svg:x2="14.319cm" svg:y2="14.97cm">
              <text:p/>
            </draw:line>
          </draw:g>
          <draw:g>
            <draw:rect draw:style-name="gr2" draw:text-style-name="P2" draw:layer="measurelines" svg:width="2.54cm" svg:height="1.27cm" svg:x="16.224cm" svg:y="2.27cm">
              <text:p text:style-name="P2"><text:span text:style-name="T2">Single (d6)</text:span></text:p>
              <text:p text:style-name="P2"><text:span text:style-name="T2">Roll Generator</text:span></text:p>
            </draw:rect>
            <draw:line draw:style-name="gr3" draw:text-style-name="P3" draw:layer="measurelines" svg:x1="17.494cm" svg:y1="3.54cm" svg:x2="17.494cm" svg:y2="14.97cm">
              <text:p/>
            </draw:line>
          </draw:g>
          <draw:g>
            <draw:rect draw:style-name="gr2" draw:text-style-name="P2" draw:layer="measurelines" svg:width="2.54cm" svg:height="1.27cm" svg:x="19.399cm" svg:y="2.27cm">
              <text:p text:style-name="P2"><text:span text:style-name="T2">Die (d8)</text:span></text:p>
            </draw:rect>
            <draw:line draw:style-name="gr3" draw:text-style-name="P3" draw:layer="measurelines" svg:x1="20.669cm" svg:y1="3.54cm" svg:x2="20.669cm" svg:y2="14.97cm">
              <text:p/>
            </draw:line>
          </draw:g>
          <draw:g>
            <draw:rect draw:style-name="gr2" draw:text-style-name="P2" draw:layer="measurelines" svg:width="2.54cm" svg:height="1.27cm" svg:x="22.53cm" svg:y="2.27cm">
              <text:p text:style-name="P2"><text:span text:style-name="T2">Die (d6)</text:span></text:p>
            </draw:rect>
            <draw:line draw:style-name="gr3" draw:text-style-name="P3" draw:layer="measurelines" svg:x1="23.8cm" svg:y1="3.54cm" svg:x2="23.8cm" svg:y2="14.97cm">
              <text:p/>
            </draw:line>
          </draw:g>
          <draw:g>
            <draw:line draw:style-name="gr4" draw:text-style-name="P2" draw:layer="measurelines" svg:x1="4.885cm" svg:y1="11.29cm" svg:x2="17.25cm" svg:y2="11.29cm">
              <text:p/>
            </draw:line>
            <draw:frame draw:style-name="gr5" draw:layer="measurelines" svg:width="3.178cm" svg:height="0.64cm" svg:x="10.506cm" svg:y="10.755cm">
              <draw:text-box>
                <text:p><text:span text:style-name="T2">Roll()</text:span></text:p>
              </draw:text-box>
            </draw:frame>
          </draw:g>
          <draw:rect draw:style-name="gr6" draw:text-style-name="P3" draw:layer="measurelines" svg:width="0.635cm" svg:height="10.46cm" svg:x="4.494cm" svg:y="3.875cm">
            <text:p/>
          </draw:rect>
          <draw:rect draw:style-name="gr6" draw:text-style-name="P3" draw:layer="measurelines" svg:width="0.635cm" svg:height="6.35cm" svg:x="7.669cm" svg:y="4.175cm">
            <text:p/>
          </draw:rect>
          <draw:rect draw:style-name="gr6" draw:text-style-name="P3" draw:layer="measurelines" svg:width="0.635cm" svg:height="5.414cm" svg:x="10.854cm" svg:y="4.476cm">
            <text:p/>
          </draw:rect>
          <draw:g>
            <draw:line draw:style-name="gr4" draw:text-style-name="P3" draw:layer="measurelines" svg:x1="14.319cm" svg:y1="5.046cm" svg:x2="20.32cm" svg:y2="5.046cm">
              <text:p/>
            </draw:line>
            <draw:frame draw:style-name="gr5" draw:layer="measurelines" svg:width="1.905cm" svg:height="0.64cm" svg:x="16.859cm" svg:y="4.56cm">
              <draw:text-box>
                <text:p><text:span text:style-name="T2">Roll()</text:span></text:p>
              </draw:text-box>
            </draw:frame>
          </draw:g>
          <draw:rect draw:style-name="gr6" draw:text-style-name="P3" draw:layer="measurelines" svg:width="0.635cm" svg:height="2cm" svg:x="14.019cm" svg:y="4.715cm">
            <text:p/>
          </draw:rect>
          <draw:rect draw:style-name="gr6" draw:text-style-name="P3" draw:layer="measurelines" svg:width="0.635cm" svg:height="1.064cm" svg:x="20.32cm" svg:y="5.016cm">
            <text:p/>
          </draw:rect>
          <draw:g>
            <draw:line draw:style-name="gr4" draw:text-style-name="P3" draw:layer="measurelines" svg:x1="11.479cm" svg:y1="4.745cm" svg:x2="14.019cm" svg:y2="4.745cm">
              <text:p/>
            </draw:line>
            <draw:frame draw:style-name="gr5" draw:layer="measurelines" svg:width="1.905cm" svg:height="0.64cm" svg:x="12.079cm" svg:y="4.247cm">
              <draw:text-box>
                <text:p><text:span text:style-name="T2">Roll()</text:span></text:p>
              </draw:text-box>
            </draw:frame>
          </draw:g>
          <draw:g>
            <draw:line draw:style-name="gr4" draw:text-style-name="P3" draw:layer="measurelines" svg:x1="8.341cm" svg:y1="4.482cm" svg:x2="10.881cm" svg:y2="4.482cm">
              <text:p/>
            </draw:line>
            <draw:frame draw:style-name="gr5" draw:layer="measurelines" svg:width="1.905cm" svg:height="0.64cm" svg:x="8.804cm" svg:y="3.97cm">
              <draw:text-box>
                <text:p><text:span text:style-name="T2">Roll()</text:span></text:p>
              </draw:text-box>
            </draw:frame>
          </draw:g>
          <draw:g>
            <draw:line draw:style-name="gr4" draw:text-style-name="P2" draw:layer="measurelines" svg:x1="5.129cm" svg:y1="4.175cm" svg:x2="7.669cm" svg:y2="4.175cm">
              <text:p/>
            </draw:line>
            <draw:frame draw:style-name="gr5" draw:layer="measurelines" svg:width="1.905cm" svg:height="0.64cm" svg:x="5.729cm" svg:y="3.64cm">
              <draw:text-box>
                <text:p><text:span text:style-name="T2">Roll()</text:span></text:p>
              </draw:text-box>
            </draw:frame>
          </draw:g>
          <draw:g>
            <draw:line draw:style-name="gr4" draw:text-style-name="P3" draw:layer="measurelines" svg:x1="20.334cm" svg:y1="6.08cm" svg:x2="14.619cm" svg:y2="6.08cm">
              <text:p/>
            </draw:line>
            <draw:frame draw:style-name="gr5" draw:layer="measurelines" svg:width="2.54cm" svg:height="0.64cm" svg:x="16.275cm" svg:y="5.589cm">
              <draw:text-box>
                <text:p><text:span text:style-name="T2">return Roll</text:span></text:p>
              </draw:text-box>
            </draw:frame>
          </draw:g>
          <draw:g>
            <draw:line draw:style-name="gr4" draw:text-style-name="P3" draw:layer="measurelines" svg:x1="14.319cm" svg:y1="6.715cm" svg:x2="11.452cm" svg:y2="6.715cm">
              <text:p/>
            </draw:line>
            <draw:frame draw:style-name="gr7" draw:layer="measurelines" svg:width="2.54cm" svg:height="0.64cm" svg:x="11.708cm" svg:y="6.224cm">
              <draw:text-box>
                <text:p><text:span text:style-name="T2">return Result</text:span></text:p>
              </draw:text-box>
            </draw:frame>
          </draw:g>
          <draw:g>
            <draw:line draw:style-name="gr4" draw:text-style-name="P3" draw:layer="measurelines" svg:x1="14.333cm" svg:y1="7.714cm" svg:x2="20.334cm" svg:y2="7.714cm">
              <text:p/>
            </draw:line>
            <draw:frame draw:style-name="gr5" draw:layer="measurelines" svg:width="1.905cm" svg:height="0.64cm" svg:x="16.873cm" svg:y="7.228cm">
              <draw:text-box>
                <text:p><text:span text:style-name="T2">Roll()</text:span></text:p>
              </draw:text-box>
            </draw:frame>
          </draw:g>
          <draw:rect draw:style-name="gr6" draw:text-style-name="P3" draw:layer="measurelines" svg:width="0.635cm" svg:height="2cm" svg:x="14.033cm" svg:y="7.383cm">
            <text:p/>
          </draw:rect>
          <draw:rect draw:style-name="gr6" draw:text-style-name="P3" draw:layer="measurelines" svg:width="0.635cm" svg:height="1.064cm" svg:x="20.334cm" svg:y="7.684cm">
            <text:p/>
          </draw:rect>
          <draw:g>
            <draw:line draw:style-name="gr4" draw:text-style-name="P3" draw:layer="measurelines" svg:x1="11.493cm" svg:y1="7.413cm" svg:x2="14.033cm" svg:y2="7.413cm">
              <text:p/>
            </draw:line>
            <draw:frame draw:style-name="gr5" draw:layer="measurelines" svg:width="1.905cm" svg:height="0.64cm" svg:x="12.093cm" svg:y="6.915cm">
              <draw:text-box>
                <text:p><text:span text:style-name="T2">Roll()</text:span></text:p>
              </draw:text-box>
            </draw:frame>
          </draw:g>
          <draw:g>
            <draw:line draw:style-name="gr4" draw:text-style-name="P3" draw:layer="measurelines" svg:x1="20.348cm" svg:y1="8.748cm" svg:x2="14.633cm" svg:y2="8.748cm">
              <text:p/>
            </draw:line>
            <draw:frame draw:style-name="gr5" draw:layer="measurelines" svg:width="2.54cm" svg:height="0.64cm" svg:x="16.289cm" svg:y="8.257cm">
              <draw:text-box>
                <text:p><text:span text:style-name="T2">return Roll</text:span></text:p>
              </draw:text-box>
            </draw:frame>
          </draw:g>
          <draw:g>
            <draw:line draw:style-name="gr4" draw:text-style-name="P3" draw:layer="measurelines" svg:x1="14.333cm" svg:y1="9.383cm" svg:x2="11.466cm" svg:y2="9.383cm">
              <text:p/>
            </draw:line>
            <draw:frame draw:style-name="gr5" draw:layer="measurelines" svg:width="2.54cm" svg:height="0.64cm" svg:x="11.722cm" svg:y="8.892cm">
              <draw:text-box>
                <text:p><text:span text:style-name="T2">return Result</text:span></text:p>
              </draw:text-box>
            </draw:frame>
            <draw:line draw:style-name="gr4" draw:text-style-name="P3" draw:layer="measurelines" svg:x1="14.334cm" svg:y1="9.383cm" svg:x2="11.467cm" svg:y2="9.383cm">
              <text:p/>
            </draw:line>
          </draw:g>
          <draw:g>
            <draw:line draw:style-name="gr4" draw:text-style-name="P3" draw:layer="measurelines" svg:x1="11.143cm" svg:y1="9.89cm" svg:x2="8.276cm" svg:y2="9.89cm">
              <text:p/>
            </draw:line>
            <draw:frame draw:style-name="gr5" draw:layer="measurelines" svg:width="2.54cm" svg:height="0.64cm" svg:x="8.532cm" svg:y="9.399cm">
              <draw:text-box>
                <text:p><text:span text:style-name="T2">return Result</text:span></text:p>
              </draw:text-box>
            </draw:frame>
            <draw:line draw:style-name="gr4" draw:text-style-name="P3" draw:layer="measurelines" svg:x1="11.144cm" svg:y1="9.89cm" svg:x2="8.277cm" svg:y2="9.89cm">
              <text:p/>
            </draw:line>
          </draw:g>
          <draw:g>
            <draw:line draw:style-name="gr4" draw:text-style-name="P3" draw:layer="measurelines" svg:x1="7.968cm" svg:y1="10.54cm" svg:x2="5.101cm" svg:y2="10.54cm">
              <text:p/>
            </draw:line>
            <draw:frame draw:style-name="gr5" draw:layer="measurelines" svg:width="2.54cm" svg:height="0.64cm" svg:x="5.357cm" svg:y="10.049cm">
              <draw:text-box>
                <text:p><text:span text:style-name="T2">return Result</text:span></text:p>
              </draw:text-box>
            </draw:frame>
            <draw:line draw:style-name="gr4" draw:text-style-name="P3" draw:layer="measurelines" svg:x1="7.969cm" svg:y1="10.54cm" svg:x2="5.102cm" svg:y2="10.54cm">
              <text:p/>
            </draw:line>
          </draw:g>
          <draw:g>
            <draw:line draw:style-name="gr4" draw:text-style-name="P3" draw:layer="measurelines" svg:x1="17.508cm" svg:y1="11.637cm" svg:x2="23.509cm" svg:y2="11.637cm">
              <text:p/>
            </draw:line>
            <draw:frame draw:style-name="gr5" draw:layer="measurelines" svg:width="1.905cm" svg:height="0.64cm" svg:x="20.048cm" svg:y="11.151cm">
              <draw:text-box>
                <text:p><text:span text:style-name="T2">Roll()</text:span></text:p>
              </draw:text-box>
            </draw:frame>
          </draw:g>
          <draw:rect draw:style-name="gr6" draw:text-style-name="P3" draw:layer="measurelines" svg:width="0.635cm" svg:height="2cm" svg:x="17.208cm" svg:y="11.306cm">
            <text:p/>
          </draw:rect>
          <draw:rect draw:style-name="gr6" draw:text-style-name="P3" draw:layer="measurelines" svg:width="0.635cm" svg:height="1.064cm" svg:x="23.509cm" svg:y="11.607cm">
            <text:p/>
          </draw:rect>
          <draw:g>
            <draw:line draw:style-name="gr4" draw:text-style-name="P3" draw:layer="measurelines" svg:x1="23.523cm" svg:y1="12.671cm" svg:x2="17.808cm" svg:y2="12.671cm">
              <text:p/>
            </draw:line>
            <draw:frame draw:style-name="gr5" draw:layer="measurelines" svg:width="2.54cm" svg:height="0.64cm" svg:x="19.464cm" svg:y="12.18cm">
              <draw:text-box>
                <text:p><text:span text:style-name="T2">return Roll</text:span></text:p>
              </draw:text-box>
            </draw:frame>
          </draw:g>
          <draw:line draw:style-name="gr4" draw:text-style-name="P3" draw:layer="measurelines" svg:x1="17.19cm" svg:y1="13.323cm" svg:x2="5.129cm" svg:y2="13.323cm">
            <text:p/>
          </draw:line>
          <draw:g>
            <draw:frame draw:style-name="gr5" draw:layer="measurelines" svg:width="2.54cm" svg:height="0.64cm" svg:x="9.974cm" svg:y="12.832cm">
              <draw:text-box>
                <text:p><text:span text:style-name="T2">return Result</text:span></text:p>
              </draw:text-box>
            </draw:frame>
            <draw:line draw:style-name="gr4" draw:text-style-name="P3" draw:layer="measurelines" svg:x1="17.194cm" svg:y1="13.323cm" svg:x2="5.133cm" svg:y2="13.323cm">
              <text:p/>
            </draw:line>
          </draw:g>
          <draw:g>
            <draw:line draw:style-name="gr4" draw:text-style-name="P3" draw:layer="measurelines" svg:x1="2.889cm" svg:y1="3.88cm" svg:x2="4.529cm" svg:y2="3.88cm">
              <text:p/>
            </draw:line>
            <draw:frame draw:style-name="gr5" draw:layer="measurelines" svg:width="1.98cm" svg:height="0.64cm" svg:x="2.87cm" svg:y="3.424cm">
              <draw:text-box>
                <text:p><text:span text:style-name="T2">Roll()</text:span></text:p>
              </draw:text-box>
            </draw:frame>
          </draw:g>
          <draw:g>
            <draw:line draw:style-name="gr4" draw:text-style-name="P3" draw:layer="measurelines" svg:x1="5.121cm" svg:y1="14.321cm" svg:x2="2.889cm" svg:y2="14.321cm">
              <text:p/>
            </draw:line>
            <draw:frame draw:style-name="gr5" draw:layer="measurelines" svg:width="1.978cm" svg:height="1.029cm" svg:x="3.088cm" svg:y="13.83cm">
              <draw:text-box>
                <text:p><text:span text:style-name="T2">return Result</text:span></text:p>
              </draw:text-box>
            </draw:frame>
            <draw:line draw:style-name="gr4" draw:text-style-name="P3" draw:layer="measurelines" svg:x1="5.122cm" svg:y1="14.321cm" svg:x2="2.89cm" svg:y2="14.321cm">
              <text:p/>
            </draw:line>
          </draw:g>
        </draw:g>
      </draw:page>
      <draw:page draw:name="Roll Generater Architecture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Zim_20_Gradient" draw:display-name="Zim Gradient" draw:style="linear" draw:start-color="#ffffff" draw:end-color="#cccccc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cob Zimmerman</meta:initial-creator>
    <meta:creation-date>2013-12-07T14:33:28.03</meta:creation-date>
    <meta:editing-cycles>3</meta:editing-cycles>
    <meta:editing-duration>PT6H35M12S</meta:editing-duration>
    <dc:title>Rolling Example Sequence Diagram</dc:title>
    <dc:date>2013-12-07T21:23:54.54</dc:date>
    <dc:creator>Jacob Zimmerman</dc:creator>
    <meta:generator>OpenOffice.org/3.3$Win32 OpenOffice.org_project/330m20$Build-9567</meta:generator>
    <meta:document-statistic meta:object-count="91"/>
  </office:meta>
</office:document-meta>
</file>